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" svg:font-family="Garamond" style:font-family-generic="roman"/>
    <style:font-face style:name="FreeSans1" svg:font-family="FreeSans" style:font-family-generic="swiss"/>
    <style:font-face style:name="Times New Roman" svg:font-family="'Times New Roman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justify" style:justify-single-word="false" fo:orphans="2" fo:widows="2" fo:text-indent="0in" style:auto-text-indent="false" style:vertical-align="auto"/>
      <style:text-properties style:font-name="Liberation Serif" officeooo:paragraph-rsid="00180213"/>
    </style:style>
    <style:style style:name="P2" style:family="paragraph" style:parent-style-name="Text_20_body">
      <style:paragraph-properties fo:text-align="end" style:justify-single-word="false"/>
      <style:text-properties officeooo:paragraph-rsid="00180213"/>
    </style:style>
    <style:style style:name="P3" style:family="paragraph" style:parent-style-name="Text_20_body">
      <style:text-properties officeooo:paragraph-rsid="0018b57f"/>
    </style:style>
    <style:style style:name="P4" style:family="paragraph" style:parent-style-name="Title">
      <style:text-properties officeooo:paragraph-rsid="00180213"/>
    </style:style>
    <style:style style:name="P5" style:family="paragraph" style:parent-style-name="Text_20_body">
      <style:paragraph-properties fo:text-align="end" style:justify-single-word="false"/>
      <style:text-properties fo:font-size="16pt" fo:font-weight="bold" officeooo:rsid="00180213" officeooo:paragraph-rsid="00180213" style:font-size-asian="14pt" style:font-weight-asian="bold" style:font-size-complex="16pt" style:font-weight-complex="bold"/>
    </style:style>
    <style:style style:name="P6" style:family="paragraph" style:parent-style-name="Text_20_body">
      <style:paragraph-properties fo:text-align="start" style:justify-single-word="false"/>
      <style:text-properties officeooo:rsid="001971e5" officeooo:paragraph-rsid="001971e5"/>
    </style:style>
    <style:style style:name="P7" style:family="paragraph" style:parent-style-name="Text_20_body">
      <style:paragraph-properties fo:text-align="end" style:justify-single-word="false"/>
      <style:text-properties officeooo:rsid="001971e5" officeooo:paragraph-rsid="001971e5"/>
    </style:style>
    <style:style style:name="P8" style:family="paragraph" style:parent-style-name="Heading_20_2">
      <style:paragraph-properties fo:text-align="center" style:justify-single-word="false"/>
      <style:text-properties officeooo:rsid="00180213" officeooo:paragraph-rsid="00180213"/>
    </style:style>
    <style:style style:name="P9" style:family="paragraph" style:parent-style-name="Heading_20_2">
      <style:paragraph-properties fo:text-align="center" style:justify-single-word="false"/>
    </style:style>
    <style:style style:name="P10" style:family="paragraph" style:parent-style-name="Heading_20_2">
      <style:paragraph-properties fo:text-align="center" style:justify-single-word="false"/>
      <style:text-properties officeooo:rsid="001971e5" officeooo:paragraph-rsid="001971e5"/>
    </style:style>
    <style:style style:name="T1" style:family="text">
      <style:text-properties officeooo:rsid="00180213"/>
    </style:style>
    <style:style style:name="T2" style:family="text">
      <style:text-properties fo:font-size="16pt" fo:font-weight="bold" officeooo:rsid="00180213" style:font-size-asian="14pt" style:font-weight-asian="bold" style:font-size-complex="16pt" style:font-weight-complex="bold"/>
    </style:style>
    <style:style style:name="T3" style:family="text">
      <style:text-properties fo:font-size="12pt" fo:language="it" fo:country="IT" fo:font-weight="normal" style:font-size-asian="12pt" style:language-asian="it" style:country-asian="IT" style:font-weight-asian="normal" style:font-name-complex="Times New Roman" style:font-size-complex="12pt" style:language-complex="ar" style:country-complex="SA" style:font-weight-complex="normal"/>
    </style:style>
    <style:style style:name="T4" style:family="text">
      <style:text-properties fo:font-size="12pt" fo:language="it" fo:country="IT" fo:font-weight="normal" officeooo:rsid="000b9930" style:font-size-asian="12pt" style:language-asian="it" style:country-asian="IT" style:font-weight-asian="normal" style:font-name-complex="Times New Roman" style:font-size-complex="12pt" style:language-complex="ar" style:country-complex="SA" style:font-weight-complex="normal"/>
    </style:style>
    <style:style style:name="T5" style:family="text">
      <style:text-properties fo:font-size="12pt" fo:language="it" fo:country="IT" fo:font-weight="normal" officeooo:rsid="001971e5" style:font-size-asian="12pt" style:language-asian="it" style:country-asian="IT" style:font-weight-asian="normal" style:font-name-complex="Times New Roman" style:font-size-complex="12pt" style:language-complex="ar" style:country-complex="SA" style:font-weight-complex="normal"/>
    </style:style>
    <style:style style:name="T6" style:family="text">
      <style:text-properties fo:font-size="12pt" fo:language="it" fo:country="IT" fo:font-weight="normal" style:font-size-asian="12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7" style:family="text">
      <style:text-properties fo:font-size="12pt" fo:language="it" fo:country="IT" style:font-size-asian="12pt" style:language-asian="it" style:country-asian="IT" style:font-name-complex="Times New Roman" style:font-size-complex="12pt" style:language-complex="ar" style:country-complex="SA"/>
    </style:style>
    <style:style style:name="T8" style:family="text">
      <style:text-properties fo:font-size="12pt" fo:language="it" fo:country="IT" officeooo:rsid="000a30ee" style:font-size-asian="12pt" style:language-asian="it" style:country-asian="IT" style:font-name-complex="Times New Roman" style:font-size-complex="12pt" style:language-complex="ar" style:country-complex="SA"/>
    </style:style>
    <style:style style:name="T9" style:family="text">
      <style:text-properties fo:font-size="12pt" fo:language="it" fo:country="IT" officeooo:rsid="00180213" style:font-size-asian="12pt" style:language-asian="it" style:country-asian="IT" style:font-name-complex="Times New Roman" style:font-size-complex="12pt" style:language-complex="ar" style:country-complex="SA"/>
    </style:style>
    <style:style style:name="T10" style:family="text">
      <style:text-properties fo:font-size="12pt" fo:language="it" fo:country="IT" officeooo:rsid="001971e5" style:font-size-asian="12pt" style:language-asian="it" style:country-asian="IT" style:font-name-complex="Times New Roman" style:font-size-complex="12pt" style:language-complex="ar" style:country-complex="SA"/>
    </style:style>
    <style:style style:name="T11" style:family="text">
      <style:text-properties fo:font-size="12pt" fo:language="it" fo:country="IT" style:font-size-asian="12pt" style:language-asian="en" style:country-asian="US" style:font-name-complex="Times New Roman" style:font-size-complex="12pt" style:language-complex="ar" style:country-complex="SA"/>
    </style:style>
    <style:style style:name="T12" style:family="text">
      <style:text-properties fo:font-size="12pt" fo:language="it" fo:country="IT" officeooo:rsid="000b9930" style:font-size-asian="12pt" style:language-asian="en" style:country-asian="US" style:font-name-complex="Times New Roman" style:font-size-complex="12pt" style:language-complex="ar" style:country-complex="SA"/>
    </style:style>
    <style:style style:name="T13" style:family="text">
      <style:text-properties officeooo:rsid="001971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Istanza di partecipazione alla Democrazia (</text:span>L.r. n<text:span text:style-name="T1">.</text:span> 5/2014<text:span text:style-name="T1">)</text:span></text:p>
      <text:p text:style-name="P5">C.A. Segreteria Generale </text:p>
      <text:p text:style-name="P2"><text:span text:style-name="T2">del Comune di Catania</text:span> </text:p>
      <text:p text:style-name="P2"/>
      <text:p text:style-name="P1"><text:span text:style-name="T3">Il sottoscritto </text:span><text:span text:style-name="T4">(nome e cognome)</text:span><text:span text:style-name="T6"> </text:span><text:span text:style-name="T5">***********</text:span><text:span text:style-name="T11"> </text:span><text:span text:style-name="T12">n</text:span><text:span text:style-name="T7">ato </text:span><text:span text:style-name="T8">******</text:span><text:span text:style-name="T7"> il </text:span><text:span text:style-name="T8">**</text:span><text:span text:style-name="T7">/</text:span><text:span text:style-name="T8">**</text:span><text:span text:style-name="T7">/****</text:span><text:span text:style-name="T8"> </text:span><text:span text:style-name="T7">residente </text:span><text:span text:style-name="T8">a ***** in</text:span><text:span text:style-name="T7"> ******</text:span><text:span text:style-name="T8">, </text:span><text:span text:style-name="T7">Tel ******</text:span><text:span text:style-name="T8">,</text:span><text:span text:style-name="T7"> mail </text:span><text:span text:style-name="T10">***********</text:span><text:span text:style-name="T9">.</text:span></text:p>
      <text:h text:style-name="P8" text:outline-level="2">CONSIDERATO </text:h>
      <text:p text:style-name="P3"><text:span text:style-name="T1">che il Comune di Catania, in ottemperanza a quanto previsto dalla Legge Regionale 5/2014 come modificata dalla Legge Regionale 9/2015, ha disposto con avviso pubblicato sul sito il 4 Dicembre 2017 una consultazione rivolta ai cittadini per la destinazione della quota del 2% </text:span>delle somme trasferite dalla Regione Siciliana<text:span text:style-name="T1"> <text:s/>nella quale venivano elencate le seguenti opzioni</text:span></text:p>
      <text:p text:style-name="P3">1) Restauro fontana de “I Malavoglia” e riqualificazione Piazza Giovanni Verga”<text:span text:style-name="T13">:</text:span><text:line-break/>2) Riqualificazione, liberazione e tematizzazione delle spiagge libere comunali;<text:line-break/>3) Riqualificazione campo di calcio Duca d’Aosta;<text:line-break/>4) Acquisto arredo urbano e strumenti ludici per riqualificazione parchi giochi, ville, giardini e piazze.</text:p>
      <text:h text:style-name="P10" text:outline-level="2">PRESO ATTO</text:h>
      <text:p text:style-name="P6">che il Comune ha messo a disposizione come unico mezzo per esprimere la propria preferenza la piattaforma telematica Facebook.</text:p>
      <text:h text:style-name="P9" text:outline-level="2"><text:s/><text:span text:style-name="T13">CHIEDE</text:span></text:h>
      <text:p text:style-name="P6">con la presente di poter esprimere la propria preferenza in favore dell'opzione *) senza essere obbligato ad utilizzare la suddetta piattaforma telematica.</text:p>
      <text:p text:style-name="P7"/>
      <text:p text:style-name="P7">Catania</text:p>
      <text:p text:style-name="P7">12/12/201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amond" svg:font-family="Garamond" style:font-family-generic="roman"/>
    <style:font-face style:name="FreeSans1" svg:font-family="FreeSans" style:font-family-generic="swiss"/>
    <style:font-face style:name="Times New Roman" svg:font-family="'Times New Roman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2T14:59:56.058708515</meta:creation-date>
    <dc:date>2017-12-12T15:39:59.979536286</dc:date>
    <meta:editing-duration>PT20M48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3" meta:word-count="179" meta:character-count="1251" meta:non-whitespace-character-count="1080"/>
  </office:meta>
</office:document-meta>
</file>